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209in" loext:contextual-spacing="false" fo:orphans="2" fo:widows="2" fo:text-indent="0in" style:auto-text-indent="false"/>
      <style:text-properties officeooo:paragraph-rsid="001aea71"/>
    </style:style>
    <style:style style:name="P2" style:family="paragraph" style:parent-style-name="Text_20_body">
      <style:paragraph-properties fo:margin-left="0in" fo:margin-right="0in" fo:margin-top="0in" fo:margin-bottom="0.0209in" loext:contextual-spacing="false" fo:orphans="2" fo:widows="2" fo:text-indent="0in" style:auto-text-indent="false"/>
      <style:text-properties officeooo:paragraph-rsid="0025df4f"/>
    </style:style>
    <style:style style:name="P3" style:family="paragraph" style:parent-style-name="Text_20_body">
      <style:paragraph-properties fo:margin-left="0in" fo:margin-right="0in" fo:margin-top="0in" fo:margin-bottom="0.0209in" loext:contextual-spacing="false" fo:orphans="2" fo:widows="2" fo:text-indent="0in" style:auto-text-indent="false"/>
      <style:text-properties officeooo:paragraph-rsid="0027a672"/>
    </style:style>
    <style:style style:name="P4" style:family="paragraph" style:parent-style-name="Text_20_body">
      <style:paragraph-properties fo:margin-left="0in" fo:margin-right="0in" fo:margin-top="0in" fo:margin-bottom="0.0209in" loext:contextual-spacing="false" fo:orphans="2" fo:widows="2" fo:text-indent="0in" style:auto-text-indent="false"/>
      <style:text-properties officeooo:paragraph-rsid="002b2473"/>
    </style:style>
    <style:style style:name="P5" style:family="paragraph" style:parent-style-name="Text_20_body">
      <style:paragraph-properties fo:margin-left="0in" fo:margin-right="0in" fo:margin-top="0in" fo:margin-bottom="0.0209in" loext:contextual-spacing="false" fo:orphans="2" fo:widows="2" fo:text-indent="0in" style:auto-text-indent="false"/>
      <style:text-properties officeooo:paragraph-rsid="002d74c5"/>
    </style:style>
    <style:style style:name="P6" style:family="paragraph" style:parent-style-name="Text_20_body">
      <style:paragraph-properties fo:margin-left="0in" fo:margin-right="0in" fo:margin-top="0in" fo:margin-bottom="0.0209in" loext:contextual-spacing="false" fo:orphans="2" fo:widows="2" fo:text-indent="0in" style:auto-text-indent="false"/>
      <style:text-properties officeooo:paragraph-rsid="0038771c"/>
    </style:style>
    <style:style style:name="P7" style:family="paragraph" style:parent-style-name="Text_20_body">
      <style:paragraph-properties fo:margin-left="0in" fo:margin-right="0in" fo:margin-top="0in" fo:margin-bottom="0.0209in" loext:contextual-spacing="false" fo:orphans="2" fo:widows="2" fo:text-indent="0in" style:auto-text-indent="false"/>
      <style:text-properties officeooo:paragraph-rsid="003a1371"/>
    </style:style>
    <style:style style:name="P8" style:family="paragraph" style:parent-style-name="Text_20_body">
      <style:paragraph-properties fo:margin-left="0in" fo:margin-right="0in" fo:margin-top="0in" fo:margin-bottom="0.0209in" loext:contextual-spacing="false" fo:orphans="2" fo:widows="2" fo:text-indent="0in" style:auto-text-indent="false"/>
      <style:text-properties officeooo:rsid="002b2473" officeooo:paragraph-rsid="002b2473"/>
    </style:style>
    <style:style style:name="P9" style:family="paragraph" style:parent-style-name="Text_20_body">
      <style:paragraph-properties fo:margin-left="0in" fo:margin-right="0in" fo:margin-top="0in" fo:margin-bottom="0.0209in" loext:contextual-spacing="false" fo:orphans="2" fo:widows="2" fo:text-indent="0in" style:auto-text-indent="false"/>
      <style:text-properties fo:font-weight="normal" officeooo:paragraph-rsid="00244b30" style:font-weight-asian="normal" style:font-weight-complex="normal"/>
    </style:style>
    <style:style style:name="P10" style:family="paragraph" style:parent-style-name="Text_20_body">
      <style:paragraph-properties fo:margin-left="0in" fo:margin-right="0in" fo:margin-top="0in" fo:margin-bottom="0.0209in" loext:contextual-spacing="false" fo:orphans="2" fo:widows="2" fo:text-indent="0in" style:auto-text-indent="false"/>
      <style:text-properties officeooo:rsid="002f3e24" officeooo:paragraph-rsid="002f3e24"/>
    </style:style>
    <style:style style:name="P11" style:family="paragraph" style:parent-style-name="Heading_20_1">
      <style:paragraph-properties fo:margin-left="0in" fo:margin-right="0in" fo:margin-top="0.1043in" fo:margin-bottom="0.052in" loext:contextual-spacing="false" style:line-height-at-least="0.2709in" fo:orphans="2" fo:widows="2" fo:text-indent="0in" style:auto-text-indent="false"/>
      <style:text-properties fo:font-variant="normal" fo:text-transform="none" fo:color="#000000" style:font-name="Helvetica Neue" fo:font-size="15pt" fo:letter-spacing="normal" fo:font-style="normal" fo:font-weight="normal"/>
    </style:style>
    <style:style style:name="T1" style:family="text">
      <style:text-properties fo:font-variant="normal" fo:text-transform="none" fo:color="#333333" style:font-name="Helvetica Neue" fo:font-size="9.75pt" fo:letter-spacing="normal" fo:font-style="normal" fo:font-weight="bold"/>
    </style:style>
    <style:style style:name="T2" style:family="text">
      <style:text-properties fo:font-variant="normal" fo:text-transform="none" fo:color="#333333" style:font-name="Helvetica Neue" fo:font-size="9.75pt" fo:letter-spacing="normal" fo:font-style="normal" fo:font-weight="bold" style:font-weight-asian="bold" style:font-weight-complex="bold"/>
    </style:style>
    <style:style style:name="T3" style:family="text">
      <style:text-properties fo:font-variant="normal" fo:text-transform="none" fo:color="#333333" style:font-name="Helvetica Neue" fo:font-size="9.75pt" fo:letter-spacing="normal" fo:font-style="normal" fo:font-weight="bold" officeooo:rsid="0019222e" style:font-weight-asian="bold" style:font-weight-complex="bold"/>
    </style:style>
    <style:style style:name="T4" style:family="text">
      <style:text-properties fo:font-variant="normal" fo:text-transform="none" fo:color="#333333" style:font-name="Helvetica Neue" fo:font-size="9.75pt" fo:letter-spacing="normal" fo:font-style="normal" fo:font-weight="bold" officeooo:rsid="002c7447" style:font-weight-asian="bold" style:font-weight-complex="bold"/>
    </style:style>
    <style:style style:name="T5" style:family="text">
      <style:text-properties fo:font-variant="normal" fo:text-transform="none" fo:color="#333333" style:font-name="Helvetica Neue" fo:font-size="9.75pt" fo:letter-spacing="normal" fo:font-style="normal" fo:font-weight="bold" officeooo:rsid="001cea1d"/>
    </style:style>
    <style:style style:name="T6" style:family="text">
      <style:text-properties fo:font-variant="normal" fo:text-transform="none" fo:color="#333333" style:font-name="Helvetica Neue" fo:font-size="9.75pt" fo:letter-spacing="normal" fo:font-style="normal" fo:font-weight="bold" officeooo:rsid="0045e7c3"/>
    </style:style>
    <style:style style:name="T7" style:family="text">
      <style:text-properties fo:font-variant="normal" fo:text-transform="none" fo:color="#333333" style:font-name="Helvetica Neue" fo:font-size="9.75pt" fo:letter-spacing="normal" fo:font-style="normal" fo:font-weight="normal"/>
    </style:style>
    <style:style style:name="T8" style:family="text">
      <style:text-properties fo:font-variant="normal" fo:text-transform="none" fo:color="#333333" style:font-name="Helvetica Neue" fo:font-size="9.75pt" fo:letter-spacing="normal" fo:font-style="normal" fo:font-weight="normal" officeooo:rsid="001be573"/>
    </style:style>
    <style:style style:name="T9" style:family="text">
      <style:text-properties fo:font-variant="normal" fo:text-transform="none" fo:color="#333333" style:font-name="Helvetica Neue" fo:font-size="9.75pt" fo:letter-spacing="normal" fo:font-style="normal" fo:font-weight="normal" officeooo:rsid="001fced9"/>
    </style:style>
    <style:style style:name="T10" style:family="text">
      <style:text-properties fo:font-variant="normal" fo:text-transform="none" fo:color="#333333" style:font-name="Helvetica Neue" fo:font-size="9.75pt" fo:letter-spacing="normal" fo:font-style="normal" fo:font-weight="normal" officeooo:rsid="0024a4bf"/>
    </style:style>
    <style:style style:name="T11" style:family="text">
      <style:text-properties fo:font-variant="normal" fo:text-transform="none" fo:color="#333333" style:font-name="Helvetica Neue" fo:font-size="9.75pt" fo:letter-spacing="normal" fo:font-style="normal" fo:font-weight="normal" style:font-weight-asian="normal" style:font-weight-complex="normal"/>
    </style:style>
    <style:style style:name="T12" style:family="text">
      <style:text-properties fo:font-variant="normal" fo:text-transform="none" fo:color="#333333" style:font-name="Helvetica Neue" fo:font-size="9.75pt" fo:letter-spacing="normal" fo:font-style="normal" fo:font-weight="normal" officeooo:rsid="001f84f3" style:font-weight-asian="normal" style:font-weight-complex="normal"/>
    </style:style>
    <style:style style:name="T13" style:family="text">
      <style:text-properties fo:font-variant="normal" fo:text-transform="none" fo:color="#333333" style:font-name="Helvetica Neue" fo:font-size="9.75pt" fo:letter-spacing="normal" fo:font-style="normal" fo:font-weight="normal" officeooo:rsid="0029b417" style:font-weight-asian="normal" style:font-weight-complex="normal"/>
    </style:style>
    <style:style style:name="T14" style:family="text">
      <style:text-properties fo:font-variant="normal" fo:text-transform="none" fo:color="#333333" style:font-name="Helvetica Neue" fo:font-size="9.75pt" fo:letter-spacing="normal" fo:font-style="normal" fo:font-weight="normal" officeooo:rsid="002b2473" style:font-weight-asian="normal" style:font-weight-complex="normal"/>
    </style:style>
    <style:style style:name="T15" style:family="text">
      <style:text-properties fo:font-variant="normal" fo:text-transform="none" fo:color="#333333" style:font-name="Helvetica Neue" fo:font-size="9.75pt" fo:letter-spacing="normal" fo:font-style="normal" fo:font-weight="normal" officeooo:rsid="002c7447" style:font-weight-asian="normal" style:font-weight-complex="normal"/>
    </style:style>
    <style:style style:name="T16" style:family="text">
      <style:text-properties fo:font-variant="normal" fo:text-transform="none" fo:color="#333333" style:font-name="Helvetica Neue" fo:font-size="9.75pt" fo:letter-spacing="normal" fo:font-style="normal" fo:font-weight="normal" officeooo:rsid="002d74c5" style:font-weight-asian="normal" style:font-weight-complex="normal"/>
    </style:style>
    <style:style style:name="T17" style:family="text">
      <style:text-properties fo:font-variant="normal" fo:text-transform="none" fo:color="#333333" style:font-name="Helvetica Neue" fo:font-size="9.75pt" fo:letter-spacing="normal" fo:font-style="normal" fo:font-weight="normal" officeooo:rsid="0019222e" style:font-weight-asian="normal" style:font-weight-complex="normal"/>
    </style:style>
    <style:style style:name="T18" style:family="text">
      <style:text-properties fo:font-variant="normal" fo:text-transform="none" fo:color="#333333" style:font-name="Helvetica Neue" fo:font-size="9.75pt" fo:letter-spacing="normal" fo:font-style="normal" fo:font-weight="normal" officeooo:rsid="001fced9" style:font-weight-asian="normal" style:font-weight-complex="normal"/>
    </style:style>
    <style:style style:name="T19" style:family="text">
      <style:text-properties fo:font-variant="normal" fo:text-transform="none" fo:color="#333333" style:font-name="Helvetica Neue" fo:font-size="9.75pt" fo:letter-spacing="normal" fo:font-style="normal" fo:font-weight="normal" officeooo:rsid="00218a5b" style:font-weight-asian="normal" style:font-weight-complex="normal"/>
    </style:style>
    <style:style style:name="T20" style:family="text">
      <style:text-properties fo:font-variant="normal" fo:text-transform="none" fo:color="#333333" style:font-name="Helvetica Neue" fo:font-size="9.75pt" fo:letter-spacing="normal" fo:font-style="normal" fo:font-weight="normal" officeooo:rsid="0022e8ba" style:font-weight-asian="normal" style:font-weight-complex="normal"/>
    </style:style>
    <style:style style:name="T21" style:family="text">
      <style:text-properties fo:font-variant="normal" fo:text-transform="none" fo:color="#333333" style:font-name="Helvetica Neue" fo:font-size="9.75pt" fo:letter-spacing="normal" fo:font-style="normal" fo:font-weight="normal" officeooo:rsid="00244b30" style:font-weight-asian="normal" style:font-weight-complex="normal"/>
    </style:style>
    <style:style style:name="T22" style:family="text">
      <style:text-properties fo:font-variant="normal" fo:text-transform="none" fo:color="#333333" style:font-name="Helvetica Neue" fo:font-size="9.75pt" fo:letter-spacing="normal" fo:font-style="normal" fo:font-weight="normal" officeooo:rsid="00365d3c" style:font-weight-asian="normal" style:font-weight-complex="normal"/>
    </style:style>
    <style:style style:name="T23" style:family="text">
      <style:text-properties fo:font-variant="normal" fo:text-transform="none" fo:color="#333333" style:font-name="Helvetica Neue" fo:font-size="9.75pt" fo:letter-spacing="normal" fo:font-style="normal" fo:font-weight="normal" officeooo:rsid="00369802" style:font-weight-asian="normal" style:font-weight-complex="normal"/>
    </style:style>
    <style:style style:name="T24" style:family="text">
      <style:text-properties fo:font-variant="normal" fo:text-transform="none" fo:color="#333333" style:font-name="Helvetica Neue" fo:font-size="9.75pt" fo:letter-spacing="normal" fo:font-style="normal" fo:font-weight="normal" officeooo:rsid="0038771c" style:font-weight-asian="normal" style:font-weight-complex="normal"/>
    </style:style>
    <style:style style:name="T25" style:family="text">
      <style:text-properties fo:font-variant="normal" fo:text-transform="none" fo:color="#333333" style:font-name="Helvetica Neue" fo:font-size="9.75pt" fo:letter-spacing="normal" fo:font-style="normal" fo:font-weight="normal" officeooo:rsid="003960fb" style:font-weight-asian="normal" style:font-weight-complex="normal"/>
    </style:style>
    <style:style style:name="T26" style:family="text">
      <style:text-properties fo:font-variant="normal" fo:text-transform="none" fo:color="#333333" style:font-name="Helvetica Neue" fo:font-size="9.75pt" fo:letter-spacing="normal" fo:font-style="normal" fo:font-weight="normal" officeooo:rsid="003a1371" style:font-weight-asian="normal" style:font-weight-complex="normal"/>
    </style:style>
    <style:style style:name="T27" style:family="text">
      <style:text-properties fo:font-variant="normal" fo:text-transform="none" fo:color="#333333" style:font-name="Helvetica Neue" fo:font-size="9.75pt" fo:letter-spacing="normal" fo:font-style="normal" fo:font-weight="normal" officeooo:rsid="003bded4" style:font-weight-asian="normal" style:font-weight-complex="normal"/>
    </style:style>
    <style:style style:name="T28" style:family="text">
      <style:text-properties fo:font-variant="normal" fo:text-transform="none" fo:color="#333333" style:font-name="Helvetica Neue" fo:font-size="9.75pt" fo:letter-spacing="normal" fo:font-style="normal" fo:font-weight="normal" officeooo:rsid="003dde72" style:font-weight-asian="normal" style:font-weight-complex="normal"/>
    </style:style>
    <style:style style:name="T29" style:family="text">
      <style:text-properties fo:font-variant="normal" fo:text-transform="none" fo:color="#333333" style:font-name="Helvetica Neue" fo:font-size="9.75pt" fo:letter-spacing="normal" fo:font-style="normal" fo:font-weight="normal" officeooo:rsid="003ecfda" style:font-weight-asian="normal" style:font-weight-complex="normal"/>
    </style:style>
    <style:style style:name="T30" style:family="text">
      <style:text-properties fo:font-variant="normal" fo:text-transform="none" fo:color="#333333" style:font-name="Helvetica Neue" fo:font-size="9.75pt" fo:letter-spacing="normal" fo:font-style="normal" fo:font-weight="normal" officeooo:rsid="00407bf6" style:font-weight-asian="normal" style:font-weight-complex="normal"/>
    </style:style>
    <style:style style:name="T31" style:family="text">
      <style:text-properties fo:font-variant="normal" fo:text-transform="none" fo:color="#333333" style:font-name="Helvetica Neue" fo:font-size="9.75pt" fo:letter-spacing="normal" fo:font-style="normal" fo:font-weight="normal" officeooo:rsid="0041aae8" style:font-weight-asian="normal" style:font-weight-complex="normal"/>
    </style:style>
    <style:style style:name="T32" style:family="text">
      <style:text-properties fo:font-variant="normal" fo:text-transform="none" fo:color="#333333" style:font-name="Helvetica Neue" fo:font-size="9.75pt" fo:letter-spacing="normal" fo:font-style="normal" fo:font-weight="normal" officeooo:rsid="00434d7c" style:font-weight-asian="normal" style:font-weight-complex="normal"/>
    </style:style>
    <style:style style:name="T33" style:family="text">
      <style:text-properties fo:font-variant="normal" fo:text-transform="none" fo:color="#333333" style:font-name="Helvetica Neue" fo:font-size="9.75pt" fo:letter-spacing="normal" fo:font-style="normal" fo:font-weight="normal" officeooo:rsid="004372a6" style:font-weight-asian="normal" style:font-weight-complex="normal"/>
    </style:style>
    <style:style style:name="T34" style:family="text">
      <style:text-properties fo:font-variant="normal" fo:text-transform="none" fo:color="#333333" style:font-name="Helvetica Neue" fo:font-size="9.75pt" fo:letter-spacing="normal" fo:font-style="normal" fo:font-weight="normal" officeooo:rsid="0043f402" style:font-weight-asian="normal" style:font-weight-complex="normal"/>
    </style:style>
    <style:style style:name="T35" style:family="text">
      <style:text-properties fo:font-variant="normal" fo:text-transform="none" fo:color="#333333" style:font-name="Helvetica Neue" fo:font-size="9.75pt" fo:letter-spacing="normal" fo:font-style="normal" fo:font-weight="normal" officeooo:rsid="004511cd" style:font-weight-asian="normal" style:font-weight-complex="normal"/>
    </style:style>
    <style:style style:name="T36" style:family="text">
      <style:text-properties fo:font-variant="normal" fo:text-transform="none" fo:color="#333333" style:font-name="Helvetica Neue" fo:font-size="9.75pt" fo:letter-spacing="normal" fo:font-style="normal" fo:font-weight="normal" officeooo:rsid="0025df4f"/>
    </style:style>
    <style:style style:name="T37" style:family="text">
      <style:text-properties fo:font-variant="normal" fo:text-transform="none" fo:color="#333333" style:font-name="Helvetica Neue" fo:font-size="9.75pt" fo:letter-spacing="normal" fo:font-style="normal" fo:font-weight="normal" officeooo:rsid="00282698"/>
    </style:style>
    <style:style style:name="T38" style:family="text">
      <style:text-properties fo:font-variant="normal" fo:text-transform="none" fo:color="#333333" style:font-name="Helvetica Neue" fo:font-size="9.75pt" fo:letter-spacing="normal" fo:font-style="normal" fo:font-weight="normal" officeooo:rsid="0028d607"/>
    </style:style>
    <style:style style:name="T39" style:family="text">
      <style:text-properties fo:font-variant="normal" fo:text-transform="none" fo:color="#333333" style:font-name="Helvetica Neue" fo:font-size="9.75pt" fo:letter-spacing="normal" fo:font-style="normal" fo:font-weight="normal" officeooo:rsid="002ed999"/>
    </style:style>
    <style:style style:name="T40" style:family="text">
      <style:text-properties fo:font-variant="normal" fo:text-transform="none" fo:color="#333333" style:font-name="Helvetica Neue" fo:font-size="9.75pt" fo:letter-spacing="normal" fo:font-style="normal" fo:font-weight="normal" officeooo:rsid="002f3e24"/>
    </style:style>
    <style:style style:name="T41" style:family="text">
      <style:text-properties fo:font-variant="normal" fo:text-transform="none" fo:color="#333333" style:font-name="Helvetica Neue" fo:font-size="9.75pt" fo:letter-spacing="normal" fo:font-style="normal" fo:font-weight="normal" officeooo:rsid="0030ad2a"/>
    </style:style>
    <style:style style:name="T42" style:family="text">
      <style:text-properties fo:font-variant="normal" fo:text-transform="none" fo:color="#333333" style:font-name="Helvetica Neue" fo:font-size="9.75pt" fo:letter-spacing="normal" fo:font-style="normal" fo:font-weight="normal" officeooo:rsid="0032ac6a"/>
    </style:style>
    <style:style style:name="T43" style:family="text">
      <style:text-properties fo:font-variant="normal" fo:text-transform="none" fo:color="#333333" style:font-name="Helvetica Neue" fo:font-size="9.75pt" fo:letter-spacing="normal" fo:font-style="normal" fo:font-weight="normal" officeooo:rsid="00340eba"/>
    </style:style>
    <style:style style:name="T44" style:family="text">
      <style:text-properties fo:font-variant="normal" fo:text-transform="none" fo:color="#333333" style:font-name="Helvetica Neue" fo:font-size="9.75pt" fo:letter-spacing="normal" fo:font-style="normal" fo:font-weight="normal" officeooo:rsid="00345297"/>
    </style:style>
    <style:style style:name="T45" style:family="text">
      <style:text-properties fo:font-variant="normal" fo:text-transform="none" fo:color="#333333" style:font-name="Helvetica Neue" fo:font-size="9.75pt" fo:letter-spacing="normal" fo:font-style="normal" fo:font-weight="normal" officeooo:rsid="003614c4"/>
    </style:style>
    <style:style style:name="T46" style:family="text">
      <style:text-properties fo:font-variant="normal" fo:text-transform="none" fo:color="#333333" style:font-name="Helvetica Neue" fo:font-size="9.75pt" fo:letter-spacing="normal" fo:font-style="normal" style:text-underline-style="solid" style:text-underline-width="auto" style:text-underline-color="font-color" fo:font-weight="bold" officeooo:rsid="002c7447" style:font-weight-asian="bold" style:font-weight-complex="bold"/>
    </style:style>
    <style:style style:name="T47" style:family="text">
      <style:text-properties fo:font-variant="normal" fo:text-transform="none" fo:color="#333333" style:font-name="Helvetica Neue" fo:font-size="9.75pt" fo:letter-spacing="normal" fo:font-style="normal" style:text-underline-style="solid" style:text-underline-width="auto" style:text-underline-color="font-color" fo:font-weight="bold" officeooo:rsid="002d74c5" style:font-weight-asian="bold" style:font-weight-complex="bold"/>
    </style:style>
    <style:style style:name="T48" style:family="text">
      <style:text-properties fo:font-variant="normal" fo:text-transform="none" fo:color="#333333" style:font-name="Helvetica Neue" fo:font-size="9.75pt" fo:letter-spacing="normal" fo:font-style="normal" officeooo:rsid="0022e8ba"/>
    </style:style>
    <style:style style:name="T49" style:family="text">
      <style:text-properties officeooo:rsid="0025df4f"/>
    </style:style>
    <style:style style:name="T50" style:family="text">
      <style:text-properties officeooo:rsid="0027a672"/>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Minutes <text:span text:style-name="T50">S</text:span>ummary for <text:span text:style-name="T49">W</text:span>eek <text:span text:style-name="T49">3</text:span></text:h>
      <text:section text:style-name="Sect1" text:name="questionText">
        <text:p text:style-name="P3"><text:span text:style-name="Strong_20_Emphasis"><text:span text:style-name="T1">Group 4 Members:</text:span></text:span><text:span text:style-name="T7"><text:line-break/>Ernest Kim - kimer@oregonstate.edu<text:line-break/>Susan Hibbert - hibberts@oregonstate.edu<text:line-break/>Annette Chihorek - chihorea@oregonstate.edu<text:line-break/>Clinton Hawkes - hawkesc@oregonstate.edu<text:line-break/>Vincent Yasi - yasiv@oregonstate.edu<text:line-break/><text:line-break/></text:span><text:span text:style-name="Strong_20_Emphasis"><text:span text:style-name="T1">Week </text:span></text:span><text:span text:style-name="Strong_20_Emphasis"><text:span text:style-name="T5">3</text:span></text:span><text:span text:style-name="Strong_20_Emphasis"><text:span text:style-name="T1">: Meeting Minutes (</text:span></text:span><text:span text:style-name="Strong_20_Emphasis"><text:span text:style-name="T5">11 </text:span></text:span><text:span text:style-name="Strong_20_Emphasis"><text:span text:style-name="T1">July 2019 </text:span></text:span><text:span text:style-name="Strong_20_Emphasis"><text:span text:style-name="T6">@</text:span></text:span><text:span text:style-name="Strong_20_Emphasis"><text:span text:style-name="T1"> 10 am PT/1 pm EST)</text:span></text:span><text:span text:style-name="T7"><text:line-break/>Attendees: Susan Hibbert, Annette Chihorek, Clinton Hawkes, Vincent Yasi, Ernest Kim<text:line-break/>Secretary: </text:span><text:span text:style-name="T8">Clint Hawkes</text:span><text:span text:style-name="T7"><text:line-break/><text:line-break/></text:span><text:span text:style-name="T46">Week Review:</text:span></text:p>
        <text:p text:style-name="P3"><text:span text:style-name="T4"/></text:p>
        <text:p text:style-name="P4"><text:span text:style-name="T11">-</text:span><text:span text:style-name="T13">Midterm Exam</text:span></text:p>
        <text:p text:style-name="P8"><text:span text:style-name="T13">M</text:span><text:span text:style-name="T11">ost of </text:span><text:span text:style-name="T16">our</text:span><text:span text:style-name="T11"> group members are planning to take the midterm next Thursda</text:span><text:span text:style-name="T15">y</text:span><text:span text:style-name="T11"> </text:span><text:span text:style-name="T15">(7/18)</text:span><text:span text:style-name="T11">. This caused a scheduling conflict with our </text:span><text:span text:style-name="T15">weekly </text:span><text:span text:style-name="T11">meeting time, so we decided to move the meeting to Wednesday </text:span><text:span text:style-name="T15">(7/17)</text:span><text:span text:style-name="T11">. This will allow our group to cover the topics that are going to be on the exam and sort out any lingering questions we may have.</text:span></text:p>
        <text:p text:style-name="P8"><text:span text:style-name="T11"/></text:p>
        <text:p text:style-name="P4"><text:span text:style-name="T13">-</text:span><text:span text:style-name="T14">Program for Drawing Diagrams</text:span></text:p>
        <text:p text:style-name="P4"><text:span text:style-name="T39">Drawing the diagrams took some of our group members </text:span><text:span text:style-name="T40">much </text:span><text:span text:style-name="T39">longer than expected. In an attempt to speed up the process of drawing them in the future, our group shared and discussed the tools used to make the diagrams. Many of us used the options available in our word processors, while others </text:span><text:span text:style-name="T40">used supplemental programs. (oneNote and Draw) </text:span><text:span text:style-name="T7"><text:line-break/><text:line-break/></text:span><text:span text:style-name="T11">-Secretary for next week.</text:span></text:p>
        <text:p text:style-name="P2"><text:span text:style-name="T12">Vincent Yasi</text:span><text:span text:style-name="T7"> volunteered for secretary of next week’s meeting. </text:span><text:span text:style-name="T37">(7/17)</text:span></text:p>
        <text:p text:style-name="P5"><text:span text:style-name="T36">Ernest Kim volunteered to be the secretary for week 5 meeting. </text:span><text:span text:style-name="T37">(ten</text:span><text:span text:style-name="T38">t</text:span><text:span text:style-name="T37">. 7/25)</text:span><text:span text:style-name="T7"><text:line-break/><text:line-break/></text:span><text:span text:style-name="T11">-Important times for upcoming week</text:span><text:span text:style-name="T7"><text:line-break/>For next week, everyone will have all of their worksheets uploaded by </text:span><text:span text:style-name="T37">Tuesday,</text:span><text:span text:style-name="T7"> July 1</text:span><text:span text:style-name="T37">6</text:span><text:span text:style-name="T7"> at 10am PST/ 1pm EST.<text:line-break/>The meeting on Slack will occur on </text:span><text:span text:style-name="T38">Wednesday,</text:span><text:span text:style-name="T7"> 7/1</text:span><text:span text:style-name="T38">7</text:span><text:span text:style-name="T7"> at 10am PST/ 1pm EST.</text:span></text:p>
        <text:p text:style-name="P10"><text:span text:style-name="T7">Susan is making a minor change to worksheet 19 before posting to canvas for final submission. Clint will have the meeting minutes and worksheets uploaded by Friday, 7/12.</text:span></text:p>
        <text:p text:style-name="P5"><text:span text:style-name="T7"/></text:p>
        <text:p text:style-name="P6"><text:span text:style-name="T47">Worksheet Discussions:</text:span><text:span text:style-name="T7"><text:line-break/><text:line-break/></text:span><text:span text:style-name="T11">-Worksheet 1</text:span><text:span text:style-name="T17">7</text:span><text:span text:style-name="T11"> </text:span><text:span text:style-name="T7"><text:line-break/></text:span><text:span text:style-name="T9">We </text:span><text:span text:style-name="T41">all</text:span><text:span text:style-name="T9"> </text:span><text:span text:style-name="T41">felt confident with the concepts of this worksheet, aside from one minor </text:span><text:span text:style-name="T42">issue</text:span><text:span text:style-name="T7">. </text:span><text:span text:style-name="T41">There was </text:span><text:span text:style-name="T42">some confusion as to whether the stack utilized a sentinel or not. The function used to initialize the stack did not create a sentinel link, so it was determined that the stack points the firstLink and lastLink to null when the list is empty.</text:span><text:span text:style-name="T7"> </text:span><text:span text:style-name="T44">We thought </text:span><text:span text:style-name="T9">Vincent’s submission </text:span><text:span text:style-name="T44">was a good implementation of a stack </text:span><text:span text:style-name="T45">(with comments)</text:span><text:span text:style-name="T44">, so it</text:span><text:span text:style-name="T43"> </text:span><text:span text:style-name="T9">was chosen for our group’s final submission. </text:span><text:span text:style-name="T7"><text:line-break/><text:line-break/></text:span><text:span text:style-name="T11">-Worksheet 1</text:span><text:span text:style-name="T17">8</text:span><text:span text:style-name="T11"> <text:line-break/></text:span><text:span text:style-name="T27">Our group felt as though we understood the concepts. One</text:span><text:span text:style-name="T22"> discussion we had was regarding the reassignment of the </text:span><text:span text:style-name="T23">lastLink pointer to firstLink when the last element is removed from the list. It was determined that if the last element is removed from the list without reassigning the lastLink pointer to firstLink,</text:span><text:span text:style-name="T22"> </text:span><text:span text:style-name="T24">t</text:span><text:span text:style-name="T23">he lastLink will point to a block of memory that has been freed. This </text:span><text:span text:style-name="T24">could cause problems when referencing the lastLink moving forward. </text:span><text:span text:style-name="T19">Clint’s submission was chosen for the final submission.</text:span><text:span text:style-name="T11"><text:line-break/></text:span><text:soft-page-break/><text:span text:style-name="T11"><text:line-break/>-Worksheet 1</text:span><text:span text:style-name="T17">9</text:span><text:span text:style-name="T11"> <text:line-break/></text:span><text:span text:style-name="T25">The </text:span><text:span text:style-name="T26">general concepts of this worksheet were understood by our group. </text:span><text:span text:style-name="T18">The sentinel concept </text:span><text:span text:style-name="T22">took </text:span><text:span text:style-name="T26">a few of us</text:span><text:span text:style-name="T22"> some </text:span><text:span text:style-name="T26">extra</text:span><text:span text:style-name="T22"> time to grasp</text:span><text:span text:style-name="T18"> </text:span><text:span text:style-name="T26">though</text:span><text:span text:style-name="T11">. </text:span><text:span text:style-name="T22">The first discussion we had was regarding the next/prev of the sentinel link. Susan pointed the unused pointer </text:span><text:span text:style-name="T23">of the sentinel node</text:span><text:span text:style-name="T22"> to null. She was the only one to do this, and the group determined it was best practice. </text:span><text:span text:style-name="T25">The topic of pointing the tail sentinel to the head sentinel and vice versa was also brought up. We have not covered circular lists yet, so it was determined that pointing to null was probably best until we cover circular lists. </text:span><text:span text:style-name="T20">Susan’s submission was chosen for the final submission.</text:span></text:p>
        <text:p text:style-name="P9"><text:span text:style-name="T48"/></text:p>
        <text:p text:style-name="P7"><text:span text:style-name="T21">-</text:span><text:span text:style-name="T16">Algorithm </text:span><text:span text:style-name="T21">Complexity </text:span></text:p>
        <text:p text:style-name="P7"><text:span text:style-name="T26">There was a question raised about </text:span><text:span text:style-name="T28">O(1) and O(1)+ </text:span><text:span text:style-name="T30">complexity</text:span><text:span text:style-name="T28">. </text:span><text:span text:style-name="T29">It was explained that O(1) means that the execution time is constant, meaning, the execution time for the </text:span><text:span text:style-name="T30">operation</text:span><text:span text:style-name="T29"> does not </text:span><text:span text:style-name="T30">change</text:span><text:span text:style-name="T29"> as N grows larger. </text:span><text:span text:style-name="T30">O(1)+ means the operation has a constant execution time for the majority of the time, but o</text:span><text:span text:style-name="T32">ccasionally</text:span><text:span text:style-name="T30"> the execution time is larger (</text:span><text:span text:style-name="T32">like </text:span><text:span text:style-name="T30">O(n) in the array resize). <text:s/></text:span><text:span text:style-name="T31">O(1)+ is covered in the Amortized Analysis assignment this week, so we will get more practice with it. </text:span><text:span text:style-name="T29">The majority of our group members feel as though we need to cover the </text:span><text:span text:style-name="T31">algorithm complexity</text:span><text:span text:style-name="T29"> topic one more time before the midterm. </text:span><text:span text:style-name="T11"><text:line-break/><text:line-break/>-Worksheet 2</text:span><text:span text:style-name="T17">0</text:span><text:span text:style-name="T11"> <text:line-break/></text:span><text:span text:style-name="T33">Our group thought the lecture pertaining to this worksheet was very helpful and provided a lot of information about the implementation details. </text:span><text:span text:style-name="T34">None of our group members needed clarification/help with the concept. Susan’s submission </text:span><text:span text:style-name="T35">had the most detailed answers, so it </text:span><text:span text:style-name="T34">was chosen for the final submission.</text:span><text:span text:style-name="T7"><text:line-break/><text:line-break/></text:span><text:span text:style-name="T2">Week </text:span><text:span text:style-name="T3">4</text:span><text:span text:style-name="T2"> Meeting:</text:span><text:span text:style-name="T7"> </text:span></text:p>
        <text:p text:style-name="P1"><text:span text:style-name="T10">Wednesday,</text:span><text:span text:style-name="T7"> 1</text:span><text:span text:style-name="T10">7</text:span><text:span text:style-name="T7"> July at 10 am PT/1 pm EST<text:line-break/>Secretary: </text:span><text:span text:style-name="T10">Vincent Yasi</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799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0:44:34.182253697</meta:creation-date>
    <meta:generator>LibreOffice/6.1.5.2$Linux_X86_64 LibreOffice_project/10$Build-2</meta:generator>
    <dc:date>2019-07-11T19:51:00.749643715</dc:date>
    <meta:editing-duration>PT1H9M14S</meta:editing-duration>
    <meta:editing-cycles>11</meta:editing-cycles>
    <meta:document-statistic meta:table-count="0" meta:image-count="0" meta:object-count="0" meta:page-count="2" meta:paragraph-count="13" meta:word-count="734" meta:character-count="4430" meta:non-whitespace-character-count="3690"/>
  </office:meta>
</office:document-meta>
</file>